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39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46.6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69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3.41pt" fo:break-before="auto" style:use-optimal-row-height="true"/>
    </style:style>
    <style:style style:name="ro8" style:family="table-row">
      <style:table-row-properties style:row-height="15.19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29.85pt" fo:break-before="auto" style:use-optimal-row-height="false"/>
    </style:style>
    <style:style style:name="ro11" style:family="table-row">
      <style:table-row-properties style:row-height="11.14pt" fo:break-before="auto" style:use-optimal-row-height="false"/>
    </style:style>
    <style:style style:name="ro12" style:family="table-row">
      <style:table-row-properties style:row-height="31.6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9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3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73"/>
        <table:table-column table:style-name="co8" table:number-columns-repeated="3" table:default-cell-style-name="ce1"/>
        <table:table-column table:style-name="co9" table:default-cell-style-name="ce103"/>
        <table:table-column table:style-name="co10" table:default-cell-style-name="ce103"/>
        <table:table-column table:style-name="co11" table:default-cell-style-name="ce110"/>
        <table:table-column table:style-name="co12" table:default-cell-style-name="ce110"/>
        <table:table-column table:style-name="co13" table:default-cell-style-name="ce4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23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4" office:value-type="string" calcext:value-type="string">
            <text:p>Manufacturer</text:p>
          </table:table-cell>
          <table:table-cell table:style-name="ce44" office:value-type="string" calcext:value-type="string">
            <text:p>Manufacturer Part Number </text:p>
          </table:table-cell>
          <table:table-cell table:style-name="ce44" office:value-type="string" calcext:value-type="string">
            <text:p>Distributor</text:p>
          </table:table-cell>
          <table:table-cell table:style-name="ce44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4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111" office:value-type="string" calcext:value-type="string">
            <text:p>PO date</text:p>
          </table:table-cell>
          <table:table-cell table:style-name="ce111" office:value-type="string" calcext:value-type="string">
            <text:p>Expected date</text:p>
          </table:table-cell>
          <table:table-cell table:style-name="ce115" office:value-type="string" calcext:value-type="string">
            <text:p>Notes</text:p>
          </table:table-cell>
          <table:table-cell table:style-name="ce118" table:number-columns-repeated="1007"/>
          <table:table-cell/>
        </table:table-row>
        <table:table-row table:style-name="ro3">
          <table:table-cell table:style-name="ce2" table:number-columns-repeated="2"/>
          <table: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1" table:number-columns-repeated="2"/>
          <table:table-cell table:style-name="ce115"/>
          <table:table-cell table:style-name="ce118" table:number-columns-repeated="1007"/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1" table:number-columns-repeated="2"/>
          <table:table-cell table:style-name="ce115"/>
          <table:table-cell table:style-name="ce118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5" office:value-type="string" calcext:value-type="string">
            <text:p>E3D</text:p>
          </table:table-cell>
          <table:table-cell table:style-name="ce45" office:value-type="string" calcext:value-type="string">
            <text:p>CC-AO-300-1200-24V-40W</text:p>
          </table:table-cell>
          <table:table-cell table:style-name="ce45" office:value-type="string" calcext:value-type="string">
            <text:p>E3D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/>
          <table:table-cell table:style-name="ce102" table:formula="of:=+[.J6]*[.H6]" office:value-type="float" office:value="0" calcext:value-type="float">
            <text:p/>
          </table:table-cell>
          <table:table-cell table:style-name="ce105" table:formula="of:=+[.H6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E-HEATER-24V-40W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3.26" calcext:value-type="currency">
            <text:p>$3.26</text:p>
          </table:table-cell>
          <table:table-cell table:style-name="ce102" table:formula="of:=+[.J7]*[.H7]" office:value-type="float" office:value="3.26" calcext:value-type="float">
            <text:p>$3.2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 office:value-type="string" calcext:value-type="string">
            <text:p>** converted pound to USD from quote. 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E-SEMITEC-50-MOLEX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4.57" calcext:value-type="currency">
            <text:p>$4.57</text:p>
          </table:table-cell>
          <table:table-cell table:style-name="ce102" office:value-type="float" office:value="3.26" calcext:value-type="float">
            <text:p>$3.2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SIN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5.22" calcext:value-type="currency">
            <text:p>$5.22</text:p>
          </table:table-cell>
          <table:table-cell table:style-name="ce102" table:formula="of:=+[.J9]*[.H9]" office:value-type="float" office:value="5.22" calcext:value-type="float">
            <text:p>$5.22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BREA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10.45" calcext:value-type="currency">
            <text:p>$10.45</text:p>
          </table:table-cell>
          <table:table-cell table:style-name="ce102" table:formula="of:=+[.J10]*[.H10]" office:value-type="float" office:value="10.45" calcext:value-type="float">
            <text:p>$10.45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RETENTION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1.96" calcext:value-type="currency">
            <text:p>$1.96</text:p>
          </table:table-cell>
          <table:table-cell table:style-name="ce102" table:formula="of:=+[.J11]*[.H11]" office:value-type="float" office:value="1.96" calcext:value-type="float">
            <text:p>$1.9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BLOC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5.88" calcext:value-type="currency">
            <text:p>$5.88</text:p>
          </table:table-cell>
          <table:table-cell table:style-name="ce102" office:value-type="float" office:value="5.88" calcext:value-type="float">
            <text:p>$5.88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NOZZLE-120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4.57" calcext:value-type="currency">
            <text:p>$4.57</text:p>
          </table:table-cell>
          <table:table-cell table:style-name="ce102" table:formula="of:=+[.J13]*[.H13]" office:value-type="float" office:value="4.57" calcext:value-type="float">
            <text:p>$4.57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MOUNTING-PLAT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5.09" calcext:value-type="currency">
            <text:p>$5.09</text:p>
          </table:table-cell>
          <table:table-cell table:style-name="ce102" table:formula="of:=+[.J14]*[.H14]" office:value-type="float" office:value="5.09" calcext:value-type="float">
            <text:p>$5.09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table:number-columns-repeated="2"/>
          <table: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85" office:value-type="currency" office:currency="USD" office:value="0.1" calcext:value-type="currency">
            <text:p>$0.10</text:p>
          </table:table-cell>
          <table:table-cell table:style-name="ce102" table:formula="of:=+[.J17]*[.H17]" office:value-type="float" office:value="0.2" calcext:value-type="float">
            <text:p>$0.20</text:p>
          </table:table-cell>
          <table:table-cell table:style-name="ce105" table:formula="of:=+[.H17]*[.$I$2]" office:value-type="float" office:value="1000" calcext:value-type="float">
            <text:p>10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6" office:value-type="string" calcext:value-type="string">
            <text:p>Fastenal </text:p>
          </table:table-cell>
          <table:table-cell table:style-name="ce56" office:value-type="float" office:value="39511" calcext:value-type="float">
            <text:p>39511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1169" calcext:value-type="currency">
            <text:p>$0.12</text:p>
          </table:table-cell>
          <table:table-cell table:style-name="ce102" table:formula="of:=+[.J18]*[.H18]" office:value-type="float" office:value="0.2338" calcext:value-type="float">
            <text:p>$0.23</text:p>
          </table:table-cell>
          <table:table-cell table:style-name="ce105" table:formula="of:=+[.H18]*[.$I$2]" office:value-type="float" office:value="1000" calcext:value-type="float">
            <text:p>10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42" calcext:value-type="currency">
            <text:p>$0.42</text:p>
          </table:table-cell>
          <table:table-cell table:style-name="ce102" table:formula="of:=+[.J19]*[.H19]" office:value-type="float" office:value="1.26" calcext:value-type="float">
            <text:p>$1.26</text:p>
          </table:table-cell>
          <table:table-cell table:style-name="ce105" table:formula="of:=+[.H19]*[.$I$2]" office:value-type="float" office:value="1500" calcext:value-type="float">
            <text:p>1500</text:p>
          </table:table-cell>
          <table:table-cell table:style-name="ce105" office:value-type="string" calcext:value-type="string">
            <text:p>PO15181</text:p>
          </table:table-cell>
          <table:table-cell table:style-name="ce107" office:value-type="date" office:date-value="2016-08-19" calcext:value-type="date">
            <text:p>08/19/16</text:p>
          </table:table-cell>
          <table:table-cell table:style-name="ce107" office:value-type="date" office:date-value="2016-09-16" calcext:value-type="date">
            <text:p>09/16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1.5" calcext:value-type="currency">
            <text:p>$1.50</text:p>
          </table:table-cell>
          <table:table-cell table:style-name="ce102" table:formula="of:=+[.J20]*[.H20]" office:value-type="float" office:value="1.5" calcext:value-type="float">
            <text:p>$1.50</text:p>
          </table:table-cell>
          <table:table-cell table:style-name="ce105" table:formula="of:=+[.H20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7</text:p>
          </table:table-cell>
          <table:table-cell table:style-name="ce107" office:value-type="date" office:date-value="2016-08-19" calcext:value-type="date">
            <text:p>08/19/16</text:p>
          </table:table-cell>
          <table:table-cell table:style-name="ce107" office:value-type="date" office:date-value="2016-09-14" calcext:value-type="date">
            <text:p>09/14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6" office:value-type="string" calcext:value-type="string">
            <text:p>Fastenal </text:p>
          </table:table-cell>
          <table:table-cell table:style-name="ce56" office:value-type="float" office:value="39507" calcext:value-type="float">
            <text:p>39507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885" calcext:value-type="currency">
            <text:p>$0.09</text:p>
          </table:table-cell>
          <table:table-cell table:style-name="ce102" table:formula="of:=+[.J21]*[.H21]" office:value-type="float" office:value="0.0885" calcext:value-type="float">
            <text:p>$0.09</text:p>
          </table:table-cell>
          <table:table-cell table:style-name="ce105" table:formula="of:=+[.H21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4.99" calcext:value-type="currency">
            <text:p>$4.99</text:p>
          </table:table-cell>
          <table:table-cell table:style-name="ce102" table:formula="of:=+[.J22]*[.H22]" office:value-type="float" office:value="4.99" calcext:value-type="float">
            <text:p>$4.99</text:p>
          </table:table-cell>
          <table:table-cell table:style-name="ce105" table:formula="of:=+[.H22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209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163" calcext:value-type="float">
            <text:p>4016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52" calcext:value-type="float">
            <text:p>40352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21" calcext:value-type="currency">
            <text:p>$0.03</text:p>
          </table:table-cell>
          <table:table-cell table:style-name="ce102" table:formula="of:=+[.J23]*[.H23]" office:value-type="float" office:value="0.0321" calcext:value-type="float">
            <text:p>$0.03</text:p>
          </table:table-cell>
          <table:table-cell table:style-name="ce105" table:formula="of:=+[.H23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96" calcext:value-type="currency">
            <text:p>$0.01</text:p>
          </table:table-cell>
          <table:table-cell table:style-name="ce102" table:formula="of:=+[.J24]*[.H24]" office:value-type="float" office:value="0.0192" calcext:value-type="float">
            <text:p>$0.02</text:p>
          </table:table-cell>
          <table:table-cell table:style-name="ce105" table:formula="of:=+[.H24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75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07" calcext:value-type="currency">
            <text:p>$0.05</text:p>
          </table:table-cell>
          <table:table-cell table:style-name="ce102" table:formula="of:=+[.J25]*[.H25]" office:value-type="float" office:value="0.0507" calcext:value-type="float">
            <text:p>$0.05</text:p>
          </table:table-cell>
          <table:table-cell table:style-name="ce105" table:formula="of:=+[.H2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7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18" calcext:value-type="currency">
            <text:p>$0.05</text:p>
          </table:table-cell>
          <table:table-cell table:style-name="ce102" table:formula="of:=+[.J26]*[.H26]" office:value-type="float" office:value="0.0518" calcext:value-type="float">
            <text:p>$0.05</text:p>
          </table:table-cell>
          <table:table-cell table:style-name="ce105" table:formula="of:=+[.H26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782" calcext:value-type="currency">
            <text:p>$0.08</text:p>
          </table:table-cell>
          <table:table-cell table:style-name="ce102" table:formula="of:=+[.J27]*[.H27]" office:value-type="float" office:value="0.1564" calcext:value-type="float">
            <text:p>$0.16</text:p>
          </table:table-cell>
          <table:table-cell table:style-name="ce105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0" office:value-type="currency" office:currency="USD" office:value="0.014" calcext:value-type="currency">
            <text:p>$0.01</text:p>
          </table:table-cell>
          <table:table-cell table:style-name="ce102" table:formula="of:=+[.J28]*[.H28]" office:value-type="float" office:value="0.028" calcext:value-type="float">
            <text:p>$0.03</text:p>
          </table:table-cell>
          <table:table-cell table:style-name="ce105" table:formula="of:=+[.H28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77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313" calcext:value-type="currency">
            <text:p>$0.03</text:p>
          </table:table-cell>
          <table:table-cell table:style-name="ce102" table:formula="of:=+[.J29]*[.H29]" office:value-type="float" office:value="0.1878" calcext:value-type="float">
            <text:p>$0.19</text:p>
          </table:table-cell>
          <table:table-cell table:style-name="ce105" table:formula="of:=+[.H29]*[.$I$2]" office:value-type="float" office:value="3000" calcext:value-type="float">
            <text:p>3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46" calcext:value-type="currency">
            <text:p>$0.00</text:p>
          </table:table-cell>
          <table:table-cell table:style-name="ce102" table:formula="of:=+[.J30]*[.H30]" office:value-type="float" office:value="0.0184" calcext:value-type="float">
            <text:p>$0.02</text:p>
          </table:table-cell>
          <table:table-cell table:style-name="ce105" table:formula="of:=+[.H30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61" calcext:value-type="currency">
            <text:p>$0.06</text:p>
          </table:table-cell>
          <table:table-cell table:style-name="ce102" table:formula="of:=+[.J31]*[.H31]" office:value-type="float" office:value="0.122" calcext:value-type="float">
            <text:p>$0.12</text:p>
          </table:table-cell>
          <table:table-cell table:style-name="ce105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PO15182</text:p>
          </table:table-cell>
          <table:table-cell office:value-type="date" office:date-value="2016-08-22" calcext:value-type="date">
            <text:p>08/22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83" calcext:value-type="currency">
            <text:p>$0.03</text:p>
          </table:table-cell>
          <table:table-cell table:style-name="ce102" table:formula="of:=+[.J32]*[.H32]" office:value-type="float" office:value="0.0566" calcext:value-type="float">
            <text:p>$0.06</text:p>
          </table:table-cell>
          <table:table-cell table:style-name="ce105" table:formula="of:=+[.H32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9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7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1" office:value-type="float" office:value="0.0882" calcext:value-type="float">
            <text:p>0.0882</text:p>
          </table:table-cell>
          <table:table-cell table:style-name="ce102" table:formula="of:=+[.J33]*[.H33]" office:value-type="float" office:value="0.1764" calcext:value-type="float">
            <text:p>$0.18</text:p>
          </table:table-cell>
          <table:table-cell table:style-name="ce105" table:formula="of:=+[.H33]*[.$I$2]" office:value-type="float" office:value="1000" calcext:value-type="float">
            <text:p>1000</text:p>
          </table:table-cell>
          <table:table-cell table:style-name="ce106"/>
          <table:table-cell table:style-name="ce112" table:number-columns-repeated="2"/>
          <table:table-cell table:style-name="ce24"/>
          <table:table-cell table:style-name="ce119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9" calcext:value-type="currency">
            <text:p>$0.03</text:p>
          </table:table-cell>
          <table:table-cell table:style-name="ce102" table:formula="of:=+[.J34]*[.H34]" office:value-type="float" office:value="0.319" calcext:value-type="float">
            <text:p>$0.32</text:p>
          </table:table-cell>
          <table:table-cell table:style-name="ce105" table:formula="of:=+[.H34]*[.$I$2]" office:value-type="float" office:value="5500" calcext:value-type="float">
            <text:p>5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8" calcext:value-type="currency">
            <text:p>$0.02</text:p>
          </table:table-cell>
          <table:table-cell table:style-name="ce102" table:formula="of:=+[.J35]*[.H35]" office:value-type="float" office:value="0.018" calcext:value-type="float">
            <text:p>$0.02</text:p>
          </table:table-cell>
          <table:table-cell table:style-name="ce105" table:formula="of:=+[.H3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19" calcext:value-type="currency">
            <text:p>$0.19</text:p>
          </table:table-cell>
          <table:table-cell table:style-name="ce102" table:formula="of:=+[.J36]*[.H36]" office:value-type="float" office:value="0.38" calcext:value-type="float">
            <text:p>$0.38</text:p>
          </table:table-cell>
          <table:table-cell table:style-name="ce105" table:formula="of:=+[.H36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8" office:value-type="string" calcext:value-type="string">
            <text:p>98269A420</text:p>
          </table:table-cell>
          <table:table-cell table:style-name="ce76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47" calcext:value-type="currency">
            <text:p>$0.02</text:p>
          </table:table-cell>
          <table:table-cell table:style-name="ce102" table:formula="of:=+[.J37]*[.H37]" office:value-type="float" office:value="0.1976" calcext:value-type="float">
            <text:p>$0.20</text:p>
          </table:table-cell>
          <table:table-cell table:style-name="ce105" table:formula="of:=+[.H37]*[.$I$2]" office:value-type="float" office:value="4000" calcext:value-type="float">
            <text:p>4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8" office:value-type="string" calcext:value-type="string">
            <text:p>Fastenal</text:p>
          </table:table-cell>
          <table:table-cell table:style-name="ce61" office:value-type="string" calcext:value-type="string">
            <text:p>40925</text:p>
          </table:table-cell>
          <table:table-cell table:style-name="ce48" office:value-type="string" calcext:value-type="string">
            <text:p>Mcmaster</text:p>
          </table:table-cell>
          <table:table-cell table:style-name="ce62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8" office:value-type="currency" office:currency="USD" office:value="0.019" calcext:value-type="currency">
            <text:p>$0.02</text:p>
          </table:table-cell>
          <table:table-cell table:style-name="ce102" table:formula="of:=+[.J38]*[.H38]" office:value-type="float" office:value="0.076" calcext:value-type="float">
            <text:p>$0.08</text:p>
          </table:table-cell>
          <table:table-cell table:style-name="ce105" table:formula="of:=+[.H38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7" office:value-type="string" calcext:value-type="string">
            <text:p>40302</text:p>
          </table:table-cell>
          <table:table-cell table:style-name="ce75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55" calcext:value-type="currency">
            <text:p>$0.01</text:p>
          </table:table-cell>
          <table:table-cell table:style-name="ce102" table:formula="of:=+[.J39]*[.H39]" office:value-type="float" office:value="0.011" calcext:value-type="float">
            <text:p>$0.01</text:p>
          </table:table-cell>
          <table:table-cell table:style-name="ce105" table:formula="of:=+[.H39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5" calcext:value-type="currency">
            <text:p>$0.05</text:p>
          </table:table-cell>
          <table:table-cell table:style-name="ce102" table:formula="of:=+[.J40]*[.H40]" office:value-type="float" office:value="0.75" calcext:value-type="float">
            <text:p>$0.75</text:p>
          </table:table-cell>
          <table:table-cell table:style-name="ce105" table:formula="of:=+[.H40]*[.$I$2]" office:value-type="float" office:value="7500" calcext:value-type="float">
            <text:p>7500</text:p>
          </table:table-cell>
          <table:table-cell table:style-name="ce105" office:value-type="string" calcext:value-type="string">
            <text:p>PO15136</text:p>
          </table:table-cell>
          <table:table-cell table:style-name="ce107" office:value-type="date" office:date-value="2016-08-19" calcext:value-type="date">
            <text:p>08/19/16</text:p>
          </table:table-cell>
          <table:table-cell table:style-name="ce107" office:value-type="date" office:date-value="2016-09-15" calcext:value-type="date">
            <text:p>09/15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5" office:value-type="string" calcext:value-type="string">
            <text:p>Fastenal</text:p>
          </table:table-cell>
          <table:table-cell table:style-name="ce62" office:value-type="string" calcext:value-type="string">
            <text:p>WF6330000A20000</text:p>
          </table:table-cell>
          <table:table-cell table:style-name="ce45" office:value-type="string" calcext:value-type="string">
            <text:p>McMaster-Carr</text:p>
          </table:table-cell>
          <table:table-cell table:style-name="ce45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061" calcext:value-type="currency">
            <text:p>$0.01</text:p>
          </table:table-cell>
          <table:table-cell table:style-name="ce102" table:formula="of:=+[.J41]*[.H41]" office:value-type="float" office:value="0.0061" calcext:value-type="float">
            <text:p>$0.01</text:p>
          </table:table-cell>
          <table:table-cell table:style-name="ce105" table:formula="of:=+[.H41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1196" calcext:value-type="currency">
            <text:p>$0.01</text:p>
          </table:table-cell>
          <table:table-cell table:style-name="ce102" table:formula="of:=+[.J42]*[.H42]" office:value-type="float" office:value="0.02392" calcext:value-type="float">
            <text:p>$0.02</text:p>
          </table:table-cell>
          <table:table-cell table:style-name="ce105" table:formula="of:=+[.H42]*[.$I$2]" office:value-type="float" office:value="1000" calcext:value-type="float">
            <text:p>1000</text:p>
          </table:table-cell>
          <table:table-cell table:style-name="ce107" office:value-type="string" calcext:value-type="string">
            <text:p>see note</text:p>
          </table:table-cell>
          <table:table-cell table:style-name="ce107"/>
          <table:table-cell table:style-name="ce107" office:value-type="string" calcext:value-type="string">
            <text:p>see note</text:p>
          </table:table-cell>
          <table:table-cell table:style-name="ce24" office:value-type="string" calcext:value-type="string">
            <text:p>205,000 inventory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8.3" calcext:value-type="currency">
            <text:p>$8.30</text:p>
          </table:table-cell>
          <table:table-cell table:style-name="ce102" table:formula="of:=+[.J43]*[.H43]" office:value-type="float" office:value="8.3" calcext:value-type="float">
            <text:p>$8.30</text:p>
          </table:table-cell>
          <table:table-cell table:style-name="ce105" table:formula="of:=+[.H43]*[.$I$2]" office:value-type="float" office:value="500" calcext:value-type="float">
            <text:p>500</text:p>
          </table:table-cell>
          <table:table-cell table:style-name="ce105" office:value-type="string" calcext:value-type="string">
            <text:p>see note</text:p>
          </table:table-cell>
          <table:table-cell table:style-name="ce107"/>
          <table:table-cell table:style-name="ce107" office:value-type="string" calcext:value-type="string">
            <text:p>see note</text:p>
          </table:table-cell>
          <table:table-cell table:style-name="ce24" office:value-type="string" calcext:value-type="string">
            <text:p>Pull from current inventory, per Toni. <text:s/>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50" office:value-type="string" calcext:value-type="string">
            <text:p>C4010L24BPLB1-7</text:p>
          </table:table-cell>
          <table:table-cell table:style-name="ce79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13" calcext:value-type="currency">
            <text:p>$3.13</text:p>
          </table:table-cell>
          <table:table-cell table:style-name="ce102" table:formula="of:=+[.J44]*[.H44]" office:value-type="float" office:value="6.26" calcext:value-type="float">
            <text:p>$6.26</text:p>
          </table:table-cell>
          <table:table-cell table:style-name="ce105" table:formula="of:=+[.H44]*[.$I$2]" office:value-type="float" office:value="1000" calcext:value-type="float">
            <text:p>1000</text:p>
          </table:table-cell>
          <table:table-cell table:style-name="ce108" office:value-type="string" calcext:value-type="string">
            <text:p>PO15132</text:p>
          </table:table-cell>
          <table:table-cell table:style-name="ce107" office:value-type="date" office:date-value="2016-08-19" calcext:value-type="date">
            <text:p>08/19/16</text:p>
          </table:table-cell>
          <table:table-cell table:style-name="ce114" office:value-type="date" office:date-value="2016-09-15" calcext:value-type="date">
            <text:p>09/15/16</text:p>
          </table:table-cell>
          <table:table-cell table:style-name="ce116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07" calcext:value-type="currency">
            <text:p>$3.07</text:p>
          </table:table-cell>
          <table:table-cell table:style-name="ce102" table:formula="of:=+[.J45]*[.H45]" office:value-type="float" office:value="3.07" calcext:value-type="float">
            <text:p>$3.07</text:p>
          </table:table-cell>
          <table:table-cell table:style-name="ce105" table:formula="of:=+[.H45]*[.$I$2]" office:value-type="float" office:value="500" calcext:value-type="float">
            <text:p>500</text:p>
          </table:table-cell>
          <table:table-cell table:style-name="ce108" office:value-type="string" calcext:value-type="string">
            <text:p>PO15132</text:p>
          </table:table-cell>
          <table:table-cell table:style-name="ce107" office:value-type="date" office:date-value="2016-08-19" calcext:value-type="date">
            <text:p>08/19/16</text:p>
          </table:table-cell>
          <table:table-cell table:style-name="ce114" office:value-type="date" office:date-value="2016-09-15" calcext:value-type="date">
            <text:p>09/15/16</text:p>
          </table:table-cell>
          <table:table-cell table:style-name="ce116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Molex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145" calcext:value-type="currency">
            <text:p>$0.01</text:p>
          </table:table-cell>
          <table:table-cell table:style-name="ce102" table:formula="of:=+[.J46]*[.H46]" office:value-type="float" office:value="0.029" calcext:value-type="float">
            <text:p>$0.03</text:p>
          </table:table-cell>
          <table:table-cell table:style-name="ce105" table:formula="of:=+[.H46]*[.$I$2]" office:value-type="float" office:value="1000" calcext:value-type="float">
            <text:p>1000</text:p>
          </table:table-cell>
          <table:table-cell table:style-name="ce105" office:value-type="string" calcext:value-type="string">
            <text:p>PO15149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2" calcext:value-type="date">
            <text:p>09/02/16</text:p>
          </table:table-cell>
          <table:table-cell table:style-name="ce24" office:value-type="string" calcext:value-type="string">
            <text:p>PO for extruders, Javelin and Longfin will cover this 1000 pcs comes in 20,000 pc reels.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Molex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Sager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525" calcext:value-type="currency">
            <text:p>$0.05</text:p>
          </table:table-cell>
          <table:table-cell table:style-name="ce102" table:formula="of:=+[.J47]*[.H47]" office:value-type="float" office:value="0.0525" calcext:value-type="float">
            <text:p>$0.05</text:p>
          </table:table-cell>
          <table:table-cell table:style-name="ce105" table:formula="of:=+[.H47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208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49" office:value-type="string" calcext:value-type="string">
            <text:p>Panduit</text:p>
          </table:table-cell>
          <table:table-cell table:style-name="ce63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69" office:value-type="string" calcext:value-type="string">
            <text:p>P22-4R-M</text:p>
          </table:table-cell>
          <table:table-cell table:style-name="ce80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59" calcext:value-type="currency">
            <text:p>$0.06</text:p>
          </table:table-cell>
          <table:table-cell table:style-name="ce102" table:formula="of:=+[.J48]*[.H48]" office:value-type="float" office:value="0.059" calcext:value-type="float">
            <text:p>$0.06</text:p>
          </table:table-cell>
          <table:table-cell table:style-name="ce105" table:formula="of:=+[.H48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202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8" calcext:value-type="date">
            <text:p>09/08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60" office:value-type="string" calcext:value-type="string">
            <text:p>B-155-9002</text:p>
          </table:table-cell>
          <table:table-cell table:style-name="ce50" office:value-type="string" calcext:value-type="string">
            <text:p>TTI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3" office:value-type="currency" office:currency="USD" office:value="0.29" calcext:value-type="currency">
            <text:p>$0.29</text:p>
          </table:table-cell>
          <table:table-cell table:style-name="ce102" table:formula="of:=+[.J49]*[.H49]" office:value-type="float" office:value="0.58" calcext:value-type="float">
            <text:p>$0.58</text:p>
          </table:table-cell>
          <table:table-cell table:style-name="ce105" table:formula="of:=+[.H49]*[.$I$2]" office:value-type="float" office:value="1000" calcext:value-type="float">
            <text:p>1000</text:p>
          </table:table-cell>
          <table:table-cell table:style-name="ce105" office:value-type="string" calcext:value-type="string">
            <text:p>PO15202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8" calcext:value-type="date">
            <text:p>09/08/16</text:p>
          </table:table-cell>
          <table:table-cell/>
          <table:table-cell table:style-name="ce120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7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4" office:value-type="currency" office:currency="USD" office:value="0.0185" calcext:value-type="currency">
            <text:p>$0.02</text:p>
          </table:table-cell>
          <table:table-cell table:style-name="ce102" table:formula="of:=+[.J50]*[.H50]" office:value-type="float" office:value="0.2405" calcext:value-type="float">
            <text:p>$0.24</text:p>
          </table:table-cell>
          <table:table-cell table:style-name="ce105" table:formula="of:=+[.H50]*[.$I$2]" office:value-type="float" office:value="6500" calcext:value-type="float">
            <text:p>6500</text:p>
          </table:table-cell>
          <table:table-cell table:style-name="ce105" office:value-type="string" calcext:value-type="string">
            <text:p>PO15149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2" calcext:value-type="date">
            <text:p>09/02/16</text:p>
          </table:table-cell>
          <table:table-cell table:style-name="ce24" office:value-type="string" calcext:value-type="string">
            <text:p>PO for extruders, Javelin and Longfin will cover this 1000 pcs comes in 20,000 pc reels.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70" office:value-type="float" office:value="22552161" calcext:value-type="float">
            <text:p>22552161</text:p>
          </table:table-cell>
          <table:table-cell table:style-name="ce81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529" calcext:value-type="currency">
            <text:p>$0.53</text:p>
          </table:table-cell>
          <table:table-cell table:style-name="ce102" table:formula="of:=+[.J51]*[.H51]" office:value-type="float" office:value="0.529" calcext:value-type="float">
            <text:p>$0.53</text:p>
          </table:table-cell>
          <table:table-cell table:style-name="ce105" table:formula="of:=+[.H51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202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8" calcext:value-type="date">
            <text:p>09/08/16</text:p>
          </table:table-cell>
          <table:table-cell table:style-name="ce24"/>
          <table:table-cell table:style-name="ce73" table:number-columns-repeated="1007"/>
          <table:table-cell table:style-name="ce21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1" office:value-type="string" calcext:value-type="string">
            <text:p>455-1127-1-ND</text:p>
          </table:table-cell>
          <table:table-cell table:style-name="ce82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6" office:value-type="currency" office:currency="USD" office:value="0.0126" calcext:value-type="currency">
            <text:p>$0.01</text:p>
          </table:table-cell>
          <table:table-cell table:style-name="ce102" table:formula="of:=+[.J52]*[.H52]" office:value-type="float" office:value="0.0504" calcext:value-type="float">
            <text:p>$0.05</text:p>
          </table:table-cell>
          <table:table-cell table:style-name="ce105" table:formula="of:=+[.H52]*[.$I$2]" office:value-type="float" office:value="2000" calcext:value-type="float">
            <text:p>2000</text:p>
          </table:table-cell>
          <table:table-cell table:style-name="ce105" office:value-type="string" calcext:value-type="string">
            <text:p>PO15139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14" calcext:value-type="date">
            <text:p>09/14/16</text:p>
          </table:table-cell>
          <table:table-cell table:style-name="ce24"/>
          <table:table-cell table:style-name="ce121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317" calcext:value-type="currency">
            <text:p>$0.03</text:p>
          </table:table-cell>
          <table:table-cell table:style-name="ce102" table:formula="of:=+[.J53]*[.H53]" office:value-type="float" office:value="0.0317" calcext:value-type="float">
            <text:p>$0.03</text:p>
          </table:table-cell>
          <table:table-cell table:style-name="ce105" table:formula="of:=+[.H53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9</text:p>
          </table:table-cell>
          <table:table-cell table:style-name="ce107" office:value-type="date" office:date-value="2016-08-22" calcext:value-type="date">
            <text:p>08/22/16</text:p>
          </table:table-cell>
          <table:table-cell table:style-name="ce107" office:value-type="date" office:date-value="2016-09-14" calcext:value-type="date">
            <text:p>09/14/16</text:p>
          </table:table-cell>
          <table:table-cell table:style-name="ce24"/>
          <table:table-cell table:style-name="ce121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4]*[.H54]" office:value-type="float" office:value="0.0083005249343832" calcext:value-type="float">
            <text:p>$0.01</text:p>
          </table:table-cell>
          <table:table-cell table:style-name="ce105" table:formula="of:=+[.H54]*[.$I$2]" office:value-type="float" office:value="55000" calcext:value-type="float">
            <text:p>55000</text:p>
          </table:table-cell>
          <table:table-cell table:style-name="ce1" office:value-type="string" calcext:value-type="string">
            <text:p>PO15203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105" office:value-type="string" calcext:value-type="string">
            <text:p>181'</text:p>
          </table:table-cell>
          <table:table-cell table:style-name="ce121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5]*[.H55]" office:value-type="float" office:value="0.0083005249343832" calcext:value-type="float">
            <text:p>$0.01</text:p>
          </table:table-cell>
          <table:table-cell table:style-name="ce105" table:formula="of:=+[.H55]*[.$I$2]" office:value-type="float" office:value="55000" calcext:value-type="float">
            <text:p>55000</text:p>
          </table:table-cell>
          <table:table-cell table:style-name="ce1" office:value-type="string" calcext:value-type="string">
            <text:p>PO15203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105" office:value-type="string" calcext:value-type="string">
            <text:p>181'</text:p>
          </table:table-cell>
          <table:table-cell table:style-name="ce121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6]*[.H56]" office:value-type="float" office:value="0.0113188976377953" calcext:value-type="float">
            <text:p>$0.01</text:p>
          </table:table-cell>
          <table:table-cell table:style-name="ce105" table:formula="of:=+[.H56]*[.$I$2]" office:value-type="float" office:value="75000" calcext:value-type="float">
            <text:p>75000</text:p>
          </table:table-cell>
          <table:table-cell table:style-name="ce1" office:value-type="string" calcext:value-type="string">
            <text:p>PO15203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105" office:value-type="string" calcext:value-type="string">
            <text:p>247'</text:p>
          </table:table-cell>
          <table:table-cell table:style-name="ce121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0.04/12/25.4" office:value-type="currency" office:currency="USD" office:value="0.000131233595800525" calcext:value-type="currency">
            <text:p>$0.00</text:p>
          </table:table-cell>
          <table:table-cell table:style-name="ce102" table:formula="of:=+[.J57]*[.H57]" office:value-type="float" office:value="0.0196850393700788" calcext:value-type="float">
            <text:p>$0.02</text:p>
          </table:table-cell>
          <table:table-cell table:style-name="ce105" table:formula="of:=+[.H57]*[.$I$2]" office:value-type="float" office:value="75000" calcext:value-type="float">
            <text:p>75000</text:p>
          </table:table-cell>
          <table:table-cell table:style-name="ce1" office:value-type="string" calcext:value-type="string">
            <text:p>PO15203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105" office:value-type="string" calcext:value-type="string">
            <text:p>247'</text:p>
          </table:table-cell>
          <table:table-cell table:style-name="ce121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50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5" table:formula="of:=((112/100)/12)/25.4" office:value-type="currency" office:currency="USD" office:value="0.0036745406824147" calcext:value-type="currency">
            <text:p>$0.00</text:p>
          </table:table-cell>
          <table:table-cell table:style-name="ce102" table:formula="of:=+[.J58]*[.H58]" office:value-type="float" office:value="0.643044619422573" calcext:value-type="float">
            <text:p>$0.64</text:p>
          </table:table-cell>
          <table:table-cell table:style-name="ce105" table:formula="of:=+[.H58]*[.$I$2]" office:value-type="float" office:value="87500" calcext:value-type="float">
            <text:p>87500</text:p>
          </table:table-cell>
          <table:table-cell table:style-name="ce1" office:value-type="string" calcext:value-type="string">
            <text:p>PO15203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6" calcext:value-type="date">
            <text:p>09/06/16</text:p>
          </table:table-cell>
          <table:table-cell table:style-name="ce1" office:value-type="string" calcext:value-type="string">
            <text:p>288'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5"/>
          <table:table-cell table:style-name="ce102" table:formula="of:=+[.J59]*[.H59]" office:value-type="float" office:value="0" calcext:value-type="float">
            <text:p/>
          </table:table-cell>
          <table:table-cell table:style-name="ce105" table:formula="of:=+[.H59]*[.$I$2]" office:value-type="float" office:value="50000" calcext:value-type="float">
            <text:p>50000</text:p>
          </table:table-cell>
          <table:table-cell table:style-name="ce1" office:value-type="string" calcext:value-type="string">
            <text:p>PO15210</text:p>
          </table:table-cell>
          <table:table-cell table:style-name="ce107" office:value-type="date" office:date-value="2016-08-23" calcext:value-type="date">
            <text:p>08/23/16</text:p>
          </table:table-cell>
          <table:table-cell table:style-name="ce107" office:value-type="date" office:date-value="2016-09-07" calcext:value-type="date">
            <text:p>09/07/16</text:p>
          </table:table-cell>
          <table:table-cell table:style-name="ce105" office:value-type="string" calcext:value-type="string">
            <text:p>165'</text:p>
          </table:table-cell>
          <table:table-cell table:style-name="ce73" table:number-columns-repeated="1007"/>
          <table:table-cell/>
        </table:table-row>
        <table:table-row table:style-name="ro10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1" table:number-columns-repeated="4"/>
          <table:table-cell/>
          <table:table-cell table:style-name="Default" table:number-columns-repeated="4"/>
          <table:table-cell table:style-name="ce1" table:number-columns-repeated="3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34" calcext:value-type="currency">
            <text:p>$0.34</text:p>
          </table:table-cell>
          <table:table-cell table:style-name="ce102" table:formula="of:=+[.J61]*[.H61]" office:value-type="float" office:value="0.34" calcext:value-type="float">
            <text:p>$0.34</text:p>
          </table:table-cell>
          <table:table-cell table:style-name="ce105" table:formula="of:=+[.H61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2.43" calcext:value-type="currency">
            <text:p>$2.43</text:p>
          </table:table-cell>
          <table:table-cell table:style-name="ce102" table:formula="of:=+[.J62]*[.H62]" office:value-type="float" office:value="2.43" calcext:value-type="float">
            <text:p>$2.43</text:p>
          </table:table-cell>
          <table:table-cell table:style-name="ce105" table:formula="of:=+[.H62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102" table:formula="of:=+[.J63]*[.H63]" office:value-type="float" office:value="0.02" calcext:value-type="float">
            <text:p>$0.02</text:p>
          </table:table-cell>
          <table:table-cell table:style-name="ce105" table:formula="of:=+[.H63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number-columns-repeated="1009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4]*[.H64]" office:value-type="float" office:value="1.7" calcext:value-type="float">
            <text:p>$1.70</text:p>
          </table:table-cell>
          <table:table-cell table:style-name="ce105" table:formula="of:=+[.H64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5]*[.H65]" office:value-type="float" office:value="1.7" calcext:value-type="float">
            <text:p>$1.70</text:p>
          </table:table-cell>
          <table:table-cell table:style-name="ce105" table:formula="of:=+[.H65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9" calcext:value-type="currency">
            <text:p>$0.90</text:p>
          </table:table-cell>
          <table:table-cell table:style-name="ce102" table:formula="of:=+[.J66]*[.H66]" office:value-type="float" office:value="0.9" calcext:value-type="float">
            <text:p>$0.90</text:p>
          </table:table-cell>
          <table:table-cell table:style-name="ce105" table:formula="of:=+[.H66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25" calcext:value-type="currency">
            <text:p>$1.25</text:p>
          </table:table-cell>
          <table:table-cell table:style-name="ce102" table:formula="of:=+[.J67]*[.H67]" office:value-type="float" office:value="1.25" calcext:value-type="float">
            <text:p>$1.25</text:p>
          </table:table-cell>
          <table:table-cell table:style-name="ce105" table:formula="of:=+[.H67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4.01" calcext:value-type="currency">
            <text:p>$4.01</text:p>
          </table:table-cell>
          <table:table-cell table:style-name="ce102" table:formula="of:=+[.J68]*[.H68]" office:value-type="float" office:value="4.01" calcext:value-type="float">
            <text:p>$4.01</text:p>
          </table:table-cell>
          <table:table-cell table:style-name="ce105" table:formula="of:=+[.H68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" calcext:value-type="currency">
            <text:p>$1.00</text:p>
          </table:table-cell>
          <table:table-cell table:style-name="ce102" table:formula="of:=+[.J69]*[.H69]" office:value-type="float" office:value="1" calcext:value-type="float">
            <text:p>$1.00</text:p>
          </table:table-cell>
          <table:table-cell table:style-name="ce105" table:formula="of:=+[.H69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26" calcext:value-type="currency">
            <text:p>$0.26</text:p>
          </table:table-cell>
          <table:table-cell table:style-name="ce102" table:formula="of:=+[.J70]*[.H70]" office:value-type="float" office:value="0.26" calcext:value-type="float">
            <text:p>$0.26</text:p>
          </table:table-cell>
          <table:table-cell table:style-name="ce105" table:formula="of:=+[.H70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6.51" calcext:value-type="currency">
            <text:p>$6.51</text:p>
          </table:table-cell>
          <table:table-cell table:style-name="ce102" table:formula="of:=+[.J71]*[.H71]" office:value-type="float" office:value="6.51" calcext:value-type="float">
            <text:p>$6.51</text:p>
          </table:table-cell>
          <table:table-cell table:style-name="ce105" table:formula="of:=+[.H71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2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2" table:number-columns-repeated="4"/>
          <table:table-cell table:style-name="ce6" table:number-columns-repeated="2"/>
          <table:table-cell table:style-name="ce92"/>
          <table:table-cell table:style-name="ce102"/>
          <table:table-cell table:style-name="ce105" table:number-columns-repeated="2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" calcext:value-type="currency">
            <text:p>$0.00</text:p>
          </table:table-cell>
          <table:table-cell table:style-name="ce102" table:formula="of:=+[.J73]*[.H73]" office:value-type="float" office:value="0" calcext:value-type="float">
            <text:p/>
          </table:table-cell>
          <table:table-cell table:style-name="ce105" table:formula="of:=+[.H73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0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03" calcext:value-type="currency">
            <text:p>$0.03</text:p>
          </table:table-cell>
          <table:table-cell table:style-name="ce102" table:formula="of:=+[.J74]*[.H74]" office:value-type="float" office:value="0.03" calcext:value-type="float">
            <text:p>$0.03</text:p>
          </table:table-cell>
          <table:table-cell table:style-name="ce105" table:formula="of:=+[.H74]*[.$I$2]" office:value-type="float" office:value="500" calcext:value-type="float">
            <text:p>500</text:p>
          </table:table-cell>
          <table:table-cell table:style-name="ce105"/>
          <table:table-cell table:style-name="ce107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0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76" calcext:value-type="currency">
            <text:p>$0.76</text:p>
          </table:table-cell>
          <table:table-cell table:style-name="ce102" table:formula="of:=+[.J75]*[.H75]" office:value-type="string" office:string-value="" calcext:value-type="error">
            <text:p>#VALUE!</text:p>
          </table:table-cell>
          <table:table-cell table:style-name="ce105" table:formula="of:=+[.H75]*[.$I$2]" office:value-type="string" office:string-value="" calcext:value-type="error">
            <text:p>#VALUE!</text:p>
          </table:table-cell>
          <table:table-cell table:style-name="ce105"/>
          <table:table-cell table:style-name="ce107" table:number-columns-repeated="2"/>
          <table:table-cell table:number-columns-repeated="1009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8" table:formula="of:=228/1500" office:value-type="currency" office:currency="USD" office:value="0.152" calcext:value-type="currency">
            <text:p>$0.15</text:p>
          </table:table-cell>
          <table:table-cell table:style-name="ce102" table:formula="of:=+[.J76]*[.H76]" office:value-type="string" office:string-value="" calcext:value-type="error">
            <text:p>#VALUE!</text:p>
          </table:table-cell>
          <table:table-cell table:style-name="ce105" table:formula="of:=+[.H76]*[.$I$2]" office:value-type="string" office:string-value="" calcext:value-type="error">
            <text:p>#VALUE!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2" table:formula="of:=+[.J77]*[.H77]" office:value-type="string" office:string-value="" calcext:value-type="error">
            <text:p>#VALUE!</text:p>
          </table:table-cell>
          <table:table-cell table:style-name="ce105" table:formula="of:=+[.H77]*[.$I$2]" office:value-type="string" office:string-value="" calcext:value-type="error">
            <text:p>#VALUE!</text:p>
          </table:table-cell>
          <table:table-cell table:style-name="ce105"/>
          <table:table-cell table:style-name="ce107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8]*[.H78]" office:value-type="string" office:string-value="" calcext:value-type="error">
            <text:p>#VALUE!</text:p>
          </table:table-cell>
          <table:table-cell table:style-name="ce105" table:formula="of:=+[.H78]*[.$I$2]" office:value-type="string" office:string-value="" calcext:value-type="error">
            <text:p>#VALUE!</text:p>
          </table:table-cell>
          <table:table-cell table:style-name="ce109"/>
          <table:table-cell table:style-name="ce113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9]*[.H79]" office:value-type="string" office:string-value="" calcext:value-type="error">
            <text:p>#VALUE!</text:p>
          </table:table-cell>
          <table:table-cell table:style-name="ce105" table:formula="of:=+[.H79]*[.$I$2]" office:value-type="string" office:string-value="" calcext:value-type="error">
            <text:p>#VALUE!</text:p>
          </table:table-cell>
          <table:table-cell table:style-name="ce109"/>
          <table:table-cell table:style-name="ce113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5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7"/>
          <table:table-cell table:style-name="ce42"/>
          <table:table-cell table:style-name="ce72"/>
          <table:table-cell table:style-name="ce83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8" calcext:value-type="currency">
            <text:p>$0.080</text:p>
          </table:table-cell>
          <table:table-cell table:style-name="ce102" table:formula="of:=+[.J80]*[.H80]" office:value-type="string" office:string-value="" calcext:value-type="error">
            <text:p>#VALUE!</text:p>
          </table:table-cell>
          <table:table-cell table:style-name="ce105" table:formula="of:=+[.H80]*[.$I$2]" office:value-type="string" office:string-value="" calcext:value-type="error">
            <text:p>#VALUE!</text:p>
          </table:table-cell>
          <table:table-cell table:style-name="ce109"/>
          <table:table-cell table:style-name="ce113" table:number-columns-repeated="2"/>
          <table:table-cell table:style-name="ce117" office:value-type="string" calcext:value-type="string">
            <text:p>check with Ben and Steven for any updates, before ordering.</text:p>
          </table:table-cell>
          <table:table-cell table:style-name="ce122" table:number-columns-repeated="1007"/>
          <table:table-cell/>
        </table:table-row>
        <table:table-row table:style-name="ro5">
          <table:table-cell table:number-columns-repeated="10"/>
          <table:table-cell table:style-name="ce10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3">
          <table:table-cell table:style-name="ce123" office:value-type="string" calcext:value-type="string">
            <text:p>Category</text:p>
          </table:table-cell>
          <table:table-cell table:style-name="ce124" office:value-type="string" calcext:value-type="string">
            <text:p>Part No</text:p>
          </table:table-cell>
          <table:table-cell table:style-name="ce125" office:value-type="string" calcext:value-type="string">
            <text:p>Name</text:p>
          </table:table-cell>
          <table:table-cell table:style-name="ce123" office:value-type="string" calcext:value-type="string">
            <text:p>Qty</text:p>
          </table:table-cell>
          <table:table-cell table:style-name="ce123" office:value-type="string" calcext:value-type="string">
            <text:p>UOM</text:p>
          </table:table-cell>
          <table:table-cell table:style-name="ce126" office:value-type="string" calcext:value-type="string">
            <text:p>Status</text:p>
          </table:table-cell>
          <table:table-cell table:style-name="ce126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6:39:52.012773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23T14:19:47.749338024</dc:date>
    <meta:editing-duration>P5DT12H29M49S</meta:editing-duration>
    <meta:editing-cycles>94</meta:editing-cycles>
    <meta:generator>LibreOffice/5.0.4.2$Linux_X86_64 LibreOffice_project/2b9802c1994aa0b7dc6079e128979269cf95bc78</meta:generator>
    <meta:print-date>2016-07-25T07:39:43.516986652</meta:print-date>
    <dc:creator>Aleph User</dc:creator>
    <meta:document-statistic meta:table-count="2" meta:cell-count="1011" meta:object-count="0"/>
  </office:meta>
</office:document-meta>
</file>